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Calibri" svg:font-family="Calibri" style:font-family-generic="roman" style:font-pitch="variable"/>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master-page-name="">
      <style:table-properties style:width="15.744cm" fo:margin-top="0cm" fo:margin-bottom="0cm" style:page-number="auto" table:align="center" style:shadow="none"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left="0.191cm" fo:padding-right="0.191cm" fo:padding-top="0.097cm" fo:padding-bottom="0.097cm" fo:border-left="1pt outset #000000" fo:border-right="none" fo:border-top="1pt outset #000000" fo:border-bottom="1pt outset #000000" style:writing-mode="lr-tb">
        <style:background-image/>
      </style:table-cell-properties>
    </style:style>
    <style:style style:name="Table1.C1" style:family="table-cell">
      <style:table-cell-properties fo:background-color="#2a6099" fo:padding-left="0.191cm" fo:padding-right="0.191cm" fo:padding-top="0.097cm" fo:padding-bottom="0.097cm" fo:border="1pt outset #000000" style:writing-mode="lr-tb">
        <style:background-image/>
      </style:table-cell-properties>
    </style:style>
    <style:style style:name="Table1.A2" style:family="table-cell">
      <style:table-cell-properties fo:background-color="transparent" fo:padding-left="0.191cm" fo:padding-right="0.191cm" fo:padding-top="0.097cm" fo:padding-bottom="0.097cm" fo:border-left="1pt outset #000000" fo:border-right="none" fo:border-top="none" fo:border-bottom="1pt outset #000000" style:writing-mode="lr-tb">
        <style:background-image/>
      </style:table-cell-properties>
    </style:style>
    <style:style style:name="Table1.C2" style:family="table-cell">
      <style:table-cell-properties fo:background-color="transparent" fo:padding-left="0.191cm" fo:padding-right="0.191cm" fo:padding-top="0.097cm" fo:padding-bottom="0.097cm" fo:border-left="1pt outset #000000" fo:border-right="1pt outset #000000" fo:border-top="none" fo:border-bottom="1pt outset #000000" style:writing-mode="lr-tb">
        <style:background-image/>
      </style:table-cell-properties>
    </style:style>
    <style:style style:name="Table2" style:family="table" style:master-page-name="">
      <style:table-properties style:width="14.744cm" fo:margin-top="0cm" fo:margin-bottom="0cm" style:page-number="auto" table:align="center" style:shadow="none"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1.8cm" style:page-number="auto" table:align="center" style:shadow="none"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595cm" fo:margin-left="0cm" style:page-number="auto" table:align="left" style:shadow="none"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P1" style:family="paragraph" style:parent-style-name="Heading_20_2">
      <style:paragraph-properties fo:break-before="page"/>
    </style:style>
    <style:style style:name="P2" style:family="paragraph" style:parent-style-name="Standard" style:list-style-name="WWNum1">
      <style:text-properties fo:color="#00a933" loext:opacity="100%"/>
    </style:style>
    <style:style style:name="P3" style:family="paragraph" style:parent-style-name="Standard" style:list-style-name="WWNum1"/>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officeooo:paragraph-rsid="0023cae9"/>
    </style:style>
    <style:style style:name="P6" style:family="paragraph" style:parent-style-name="Standard">
      <style:text-properties officeooo:rsid="0025bed5" officeooo:paragraph-rsid="0025bed5"/>
    </style:style>
    <style:style style:name="P7" style:family="paragraph" style:parent-style-name="Standard">
      <style:text-properties officeooo:rsid="002613eb" officeooo:paragraph-rsid="002613eb"/>
    </style:style>
    <style:style style:name="P8" style:family="paragraph" style:parent-style-name="Standard">
      <style:text-properties officeooo:paragraph-rsid="002613eb"/>
    </style:style>
    <style:style style:name="P9" style:family="paragraph" style:parent-style-name="Standard">
      <style:text-properties officeooo:rsid="002af414" officeooo:paragraph-rsid="002af414"/>
    </style:style>
    <style:style style:name="P10" style:family="paragraph" style:parent-style-name="Standard">
      <style:text-properties officeooo:rsid="002e0b4a" officeooo:paragraph-rsid="002e0b4a"/>
    </style:style>
    <style:style style:name="P11" style:family="paragraph" style:parent-style-name="Standard">
      <style:paragraph-properties fo:break-before="page"/>
      <style:text-properties officeooo:paragraph-rsid="0023cae9"/>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2af414"/>
    </style:style>
    <style:style style:name="P14" style:family="paragraph" style:parent-style-name="Table_20_Contents">
      <style:paragraph-properties fo:text-align="center" style:justify-single-word="false"/>
      <style:text-properties officeooo:rsid="00275dfb" officeooo:paragraph-rsid="00275dfb"/>
    </style:style>
    <style:style style:name="P15" style:family="paragraph" style:parent-style-name="Table_20_Contents">
      <style:text-properties style:font-name="Droid Sans Mono1"/>
    </style:style>
    <style:style style:name="P16" style:family="paragraph" style:parent-style-name="Table_20_Contents">
      <style:paragraph-properties fo:text-align="center" style:justify-single-word="false"/>
      <style:text-properties officeooo:rsid="002af414" officeooo:paragraph-rsid="002af414"/>
    </style:style>
    <style:style style:name="P17" style:family="paragraph" style:parent-style-name="Table_20_Contents">
      <style:text-properties officeooo:rsid="002c2d45" officeooo:paragraph-rsid="002c2d45"/>
    </style:style>
    <style:style style:name="P18" style:family="paragraph" style:parent-style-name="Table_20_Contents">
      <style:paragraph-properties fo:text-align="center" style:justify-single-word="false"/>
      <style:text-properties officeooo:rsid="002c2d45" officeooo:paragraph-rsid="002c2d45"/>
    </style:style>
    <style:style style:name="P19" style:family="paragraph" style:parent-style-name="Table_20_Heading">
      <style:paragraph-properties fo:text-align="center" style:justify-single-word="false"/>
    </style:style>
    <style:style style:name="P20" style:family="paragraph" style:parent-style-name="Title" style:master-page-name="Standard">
      <style:paragraph-properties fo:text-align="center" style:justify-single-word="false" style:page-number="auto"/>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officeooo:rsid="002c2d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moral</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Standard">This has two direct consequences. It maps very easily onto the 6502, which has very few registers, and it is trivial to compile into machine code if required. In the 6502 implementation the 16-bit register is XA.</text:p>
      <text:p text:style-name="Standard">Amoral can generate either a p-code or 6502 code directly. This gets round the difficulties of the processor; p-code is compact but too slow ; 16-bit 6502 code is fast but space inefficien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9">Type</text:p>
          </table:table-cell>
          <table:table-cell table:style-name="Table1.A1" office:value-type="string">
            <text:p text:style-name="P19">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12">Constant</text:p>
          </table:table-cell>
          <table:table-cell table:style-name="Table1.A2" office:value-type="string">
            <text:p text:style-name="P12">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12">Hexadecimal</text:p>
          </table:table-cell>
          <table:table-cell table:style-name="Table1.A2" office:value-type="string">
            <text:p text:style-name="P12">$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12">Character</text:p>
          </table:table-cell>
          <table:table-cell table:style-name="Table1.A2" office:value-type="string">
            <text:p text:style-name="P12">‘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12">String</text:p>
          </table:table-cell>
          <table:table-cell table:style-name="Table1.A2" office:value-type="string">
            <text:p text:style-name="P12">“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12">Variable</text:p>
          </table:table-cell>
          <table:table-cell table:style-name="Table1.A2" office:value-type="string">
            <text:p text:style-name="P12">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12">Address</text:p>
          </table:table-cell>
          <table:table-cell table:style-name="Table1.A2" office:value-type="string">
            <text:p text:style-name="P12">@count</text:p>
          </table:table-cell>
          <table:table-cell table:style-name="Table1.C2" office:value-type="string">
            <text:p text:style-name="Table_20_Contents">Variable address</text:p>
          </table:table-cell>
        </table:table-row>
      </table:table>
      <text:p text:style-name="Standard"/>
      <text:h text:style-name="Heading_20_2" text:outline-level="2">Identifiers</text:h>
      <text:p text:style-name="Standard">Identifiers must begin with a letter and after that can be alphanumeric, underscores or a full stop. It is advised, but not enforced, that the full stop be used for modular code.</text:p>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9">Operator</text:p>
          </table:table-cell>
          <table:table-cell table:style-name="Table2.A1" office:value-type="string">
            <text:p text:style-name="P19">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12">None</text:p>
          </table:table-cell>
          <table:table-cell table:style-name="Table2.A2" office:value-type="string">
            <text:p text:style-name="P12">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12">!</text:p>
          </table:table-cell>
          <table:table-cell table:style-name="Table2.A2" office:value-type="string">
            <text:p text:style-name="P12">!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12">+</text:p>
          </table:table-cell>
          <table:table-cell table:style-name="Table2.A2" office:value-type="string">
            <text:p text:style-name="P12">+5</text:p>
          </table:table-cell>
          <table:table-cell table:style-name="Table2.C2" office:value-type="string">
            <text:p text:style-name="Table_20_Contents">Add</text:p>
          </table:table-cell>
        </table:table-row>
        <table:table-row table:style-name="Table2.1">
          <table:table-cell table:style-name="Table2.A2" office:value-type="string">
            <text:p text:style-name="P12">-</text:p>
          </table:table-cell>
          <table:table-cell table:style-name="Table2.A2" office:value-type="string">
            <text:p text:style-name="P12">-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12">*</text:p>
          </table:table-cell>
          <table:table-cell table:style-name="Table2.A2" office:value-type="string">
            <text:p text:style-name="P12">*$2A</text:p>
          </table:table-cell>
          <table:table-cell table:style-name="Table2.C2" office:value-type="string">
            <text:p text:style-name="Table_20_Contents">Multiply</text:p>
          </table:table-cell>
        </table:table-row>
        <table:table-row table:style-name="Table2.1">
          <table:table-cell table:style-name="Table2.A2" office:value-type="string">
            <text:p text:style-name="P12">/</text:p>
          </table:table-cell>
          <table:table-cell table:style-name="Table2.A2" office:value-type="string">
            <text:p text:style-name="P12">/4</text:p>
          </table:table-cell>
          <table:table-cell table:style-name="Table2.C2" office:value-type="string">
            <text:p text:style-name="Table_20_Contents">Divide</text:p>
          </table:table-cell>
        </table:table-row>
        <table:table-row table:style-name="Table2.1">
          <table:table-cell table:style-name="Table2.A2" office:value-type="string">
            <text:p text:style-name="P12">%</text:p>
          </table:table-cell>
          <table:table-cell table:style-name="Table2.A2" office:value-type="string">
            <text:p text:style-name="P12">%9</text:p>
          </table:table-cell>
          <table:table-cell table:style-name="Table2.C2" office:value-type="string">
            <text:p text:style-name="Table_20_Contents">Modulus</text:p>
          </table:table-cell>
        </table:table-row>
        <table:table-row table:style-name="Table2.1">
          <table:table-cell table:style-name="Table2.A2" office:value-type="string">
            <text:p text:style-name="P12">&amp;</text:p>
          </table:table-cell>
          <table:table-cell table:style-name="Table2.A2" office:value-type="string">
            <text:p text:style-name="P12">&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12">|</text:p>
          </table:table-cell>
          <table:table-cell table:style-name="Table2.A2" office:value-type="string">
            <text:p text:style-name="P12">| ‘X’</text:p>
          </table:table-cell>
          <table:table-cell table:style-name="Table2.C2" office:value-type="string">
            <text:p text:style-name="Table_20_Contents">Binary or</text:p>
          </table:table-cell>
        </table:table-row>
        <table:table-row table:style-name="Table2.1">
          <table:table-cell table:style-name="Table2.A2" office:value-type="string">
            <text:p text:style-name="P12">^</text:p>
          </table:table-cell>
          <table:table-cell table:style-name="Table2.A2" office:value-type="string">
            <text:p text:style-name="P12">^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19">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12">&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12">&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12">++</text:p>
          </table:table-cell>
          <table:table-cell table:style-name="Table3.B2" office:value-type="string">
            <text:p text:style-name="Table_20_Contents">Increment</text:p>
          </table:table-cell>
        </table:table-row>
        <table:table-row table:style-name="Table3.1">
          <table:table-cell table:style-name="Table3.A2" office:value-type="string">
            <text:p text:style-name="P12">--</text:p>
          </table:table-cell>
          <table:table-cell table:style-name="Table3.B2" office:value-type="string">
            <text:p text:style-name="Table_20_Contents">Decrement</text:p>
          </table:table-cell>
        </table:table-row>
      </table:table>
      <text:p text:style-name="Standard"/>
      <text:p text:style-name="Standard"/>
      <text:h text:style-name="Heading_20_2" text:outline-level="2"/>
      <text:h text:style-name="P1"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5">p</text:p>
      <text:p text:style-name="P11">roceeds as follows (green code is the procedure executing itself)</text:p>
      <text:list xml:id="list2202713463" text:style-name="WWNum1">
        <text:list-item>
          <text:p text:style-name="P3">copy the constant 42 to the local parameter a</text:p>
        </text:list-item>
        <text:list-item>
          <text:p text:style-name="P3">copy the variable count to the local parameter b</text:p>
        </text:list-item>
        <text:list-item>
          <text:p text:style-name="P3">load the constant ‘a’ (97) into R (as it’s the last parameter)</text:p>
        </text:list-item>
        <text:list-item>
          <text:p text:style-name="P3">call the routine. ‘addup’</text:p>
        </text:list-item>
        <text:list-item>
          <text:p text:style-name="P2">the first thing addup does is to store R in c, completing the parameter load</text:p>
        </text:list-item>
        <text:list-item>
          <text:p text:style-name="P2">load a into R</text:p>
        </text:list-item>
        <text:list-item>
          <text:p text:style-name="P2">add b to it</text:p>
        </text:list-item>
        <text:list-item>
          <text:p text:style-name="P2">add c to it</text:p>
        </text:list-item>
        <text:list-item>
          <text:p text:style-name="P2">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
      <text:h text:style-name="P1" text:outline-level="2">Structures</text:h>
      <text:p text:style-name="Standard">Structures again resemble C.</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At the start of each loop the R register contains the current count. On exit R is undefined.</text:p>
      <text:p text:style-name="Standard">So, the following</text:p>
      <text:p text:style-name="Quotations">times(6) { print.constant(~); }</text:p>
      <text:p text:style-name="Standard">would print 5,4,3,2,1,0. Note the use of ~ as a parameter to indicate the current value of R. </text:p>
      <text:p text:style-name="Standard">The parameter can be any sequence including ~ (the current state).</text:p>
      <text:h text:style-name="Heading_20_2" text:outline-level="2"/>
      <text:h text:style-name="P1" text:outline-level="2">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3941582196000">
          <table:table-cell table:style-name="Table5.A1" office:value-type="string">
            <text:p text:style-name="P16">The Boot Section</text:p>
            <text:p text:style-name="P12">The boot section is 32 bytes long, and normally starts with a jmp &lt;last defined routine&gt;, it can also contain parameters passed in and anything else the developer wants. It is predefined as boot.address</text:p>
            <text:p text:style-name="P16">Offset 30 and 31 contain the start of user memory</text:p>
          </table:table-cell>
        </table:table-row>
        <table:table-row table:style-name="TableLine93941582196000">
          <table:table-cell table:style-name="Table5.A2" office:value-type="string">
            <text:p text:style-name="P13">The Amoral runtime. </text:p>
            <text:p text:style-name="P13">This is a linked list of routines which include the P-Code interpreter and helper functions such as multiply and divide which the 6502 cannot do. The structure of the list is shown below.</text:p>
            <text:p text:style-name="P13">Routines are added to the definitions if they do not begin with a ‘.’</text:p>
          </table:table-cell>
        </table:table-row>
        <table:table-row table:style-name="TableLine93941582196000">
          <table:table-cell table:style-name="Table5.A2" office:value-type="string">
            <text:p text:style-name="P13">Additional user runtimes. </text:p>
            <text:p text:style-name="P13">These use the same format as the Amoral runtime, so can have routines that cannot be directly accessed.</text:p>
          </table:table-cell>
        </table:table-row>
        <table:table-row table:style-name="TableLine93941582196000">
          <table:table-cell table:style-name="Table5.A2" office:value-type="string">
            <text:p text:style-name="P13">Amoral code.</text:p>
            <text:p text:style-name="P13"><text:span text:style-name="T6">A</text:span> mixture of 6502 routines and pseudo code. These also are linked together to make a dictionary of all the available routines</text:p>
          </table:table-cell>
        </table:table-row>
        <table:table-row table:style-name="TableLine93941582196000">
          <table:table-cell table:style-name="Table5.A2" office:value-type="string">
            <text:p text:style-name="P12">End of Dictionary marker ($0000, 2 bytes)</text:p>
          </table:table-cell>
        </table:table-row>
        <table:table-row table:style-name="TableLine93941582196000">
          <table:table-cell table:style-name="Table5.A2" office:value-type="string">
            <text:p text:style-name="P12">Available memory for user allocation, this is stored at boot.address+30</text:p>
          </table:table-cell>
        </table:table-row>
      </table:table>
      <text:p text:style-name="Standard"/>
      <text:p text:style-name="P9">Variable memory is stored seperately. These are for statics, arrays should be allocated from the user allocation memory at the end. This block is by default 1024 bytes in length, allowing for 512 global and local variables.</text:p>
      <text:p text:style-name="P9">The structure of the dictionary is as follows. <text:span text:style-name="T7">It is the same sort of idea as a FORTH dictionary, and can be analysed to see what is in an Amoral program.</text:span></text:p>
      <table:table table:name="Table6" table:style-name="Table6">
        <table:table-column table:style-name="Table6.A"/>
        <table:table-column table:style-name="Table6.B"/>
        <table:table-row table:style-name="TableLine93941580912640">
          <table:table-cell table:style-name="Table6.A1" office:value-type="string">
            <text:p text:style-name="P19">Offset</text:p>
          </table:table-cell>
          <table:table-cell table:style-name="Table6.B1" office:value-type="string">
            <text:p text:style-name="Table_20_Heading">Description</text:p>
          </table:table-cell>
        </table:table-row>
        <table:table-row table:style-name="TableLine93941580912640">
          <table:table-cell table:style-name="Table6.A3" office:value-type="string">
            <text:p text:style-name="P18">+0,+1</text:p>
          </table:table-cell>
          <table:table-cell table:style-name="Table6.B3" office:value-type="string">
            <text:p text:style-name="P17">Offset to next entry, or $0000 if this is the end of the dictionary.</text:p>
          </table:table-cell>
        </table:table-row>
        <table:table-row table:style-name="TableLine93941580912640">
          <table:table-cell table:style-name="Table6.A3" office:value-type="string">
            <text:p text:style-name="P18">+2</text:p>
          </table:table-cell>
          <table:table-cell table:style-name="Table6.B3" office:value-type="string">
            <text:p text:style-name="P17">Name of routine as an ASCIIZ string in lower case. Can be $00 (private)</text:p>
          </table:table-cell>
        </table:table-row>
        <table:table-row table:style-name="TableLine93941580912640">
          <table:table-cell table:style-name="Table6.A4" office:value-type="string">
            <text:p text:style-name="P18">+n</text:p>
          </table:table-cell>
          <table:table-cell table:style-name="Table6.B4" office:value-type="string">
            <text:p text:style-name="P17">6502 code, possibly with Pseudocode intermixed.</text:p>
          </table:table-cell>
        </table:table-row>
      </table:table>
      <text:p text:style-name="P9"/>
      <text:p text:style-name="P10">A directly runnable amoral binary would be prefixed by the execution address, which would be the start of the boot area.</text:p>
      <text:h text:style-name="P1" text:outline-level="2">P-Code.</text:h>
      <text:p text:style-name="P6">Every procedure is a 6502 machine code one, and they all pass their last parameter / current state in the 16 bit register XA. </text:p>
      <text:p text:style-name="P6">Procedures that are written in pseudocode start with code to write the last parameter out, and a 6502 subroutine call to execute the pseudo code that immediately follows. <text:s/>Code that generates pure 6502 code just saves the last parameter.</text:p>
      <text:p text:style-name="P6">So, suppose you have a subroutine do.something(a,b,c) the code would look like the following <text:span text:style-name="T4">depending on how it is compiled.</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19">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12">Start Point</text:p>
          </table:table-cell>
          <table:table-cell table:style-name="Table4.A2" office:value-type="string">
            <text:p text:style-name="P15">do.something:</text:p>
          </table:table-cell>
          <table:table-cell table:style-name="Table4.C2" office:value-type="string">
            <text:p text:style-name="P15">do.something:</text:p>
          </table:table-cell>
        </table:table-row>
        <table:table-row table:style-name="Table4.1">
          <table:table-cell table:style-name="Table4.A2" office:value-type="string">
            <text:p text:style-name="P12">Write out c</text:p>
            <text:p text:style-name="P14">parameter</text:p>
          </table:table-cell>
          <table:table-cell table:style-name="Table4.A2" office:value-type="string">
            <text:p text:style-name="P15">sta c</text:p>
            <text:p text:style-name="P15">stx c+1</text:p>
          </table:table-cell>
          <table:table-cell table:style-name="Table4.C2" office:value-type="string">
            <text:p text:style-name="P15">sta c</text:p>
            <text:p text:style-name="P15">stx c+1</text:p>
          </table:table-cell>
        </table:table-row>
        <table:table-row table:style-name="Table4.1">
          <table:table-cell table:style-name="Table4.A2" office:value-type="string">
            <text:p text:style-name="P12">Start P-Code</text:p>
          </table:table-cell>
          <table:table-cell table:style-name="Table4.A2" office:value-type="string">
            <text:p text:style-name="P15">n/a</text:p>
          </table:table-cell>
          <table:table-cell table:style-name="Table4.C2" office:value-type="string">
            <text:p text:style-name="P15">jsr interpretp<text:span text:style-name="T3">seudo</text:span>code</text:p>
          </table:table-cell>
        </table:table-row>
        <table:table-row table:style-name="Table4.1">
          <table:table-cell table:style-name="Table4.A2" office:value-type="string">
            <text:p text:style-name="P12">Main body</text:p>
          </table:table-cell>
          <table:table-cell table:style-name="Table4.A2" office:value-type="string">
            <text:p text:style-name="P15">adc #&lt;stuff&gt;</text:p>
            <text:p text:style-name="P15">inx </text:p>
            <text:p text:style-name="P15">(etc.)</text:p>
          </table:table-cell>
          <table:table-cell table:style-name="Table4.C2" office:value-type="string">
            <text:p text:style-name="P15">pseudo code instructions</text:p>
          </table:table-cell>
        </table:table-row>
        <table:table-row table:style-name="Table4.1">
          <table:table-cell table:style-name="Table4.A2" office:value-type="string">
            <text:p text:style-name="P12">Exit</text:p>
          </table:table-cell>
          <table:table-cell table:style-name="Table4.A2" office:value-type="string">
            <text:p text:style-name="P15">rts (6502 opcode)</text:p>
          </table:table-cell>
          <table:table-cell table:style-name="Table4.C2" office:value-type="string">
            <text:p text:style-name="P15">return (p-code)</text:p>
          </table:table-cell>
        </table:table-row>
      </table:table>
      <text:p text:style-name="P6"/>
      <text:p text:style-name="P6">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7">A corollary of this is that an Amoral program can be used as a library for any other language (it will use some zero page locations so may need rebuilding for that) as all its routines are 6502 subroutines.</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Calibri" svg:font-family="Calibri" style:font-family-generic="roman" style:font-pitch="variable"/>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1"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 fo:font-family="'Droid Sans'" style:font-style-name="Bold" style:font-family-generic="swiss" style:font-pitch="variable" fo:font-size="28pt" fo:letter-spacing="-0.018cm" fo:font-weight="bold" style:letter-kerning="true" style:font-name-asian="Calibri1"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1"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 fo:font-family="'Droid Sans'" style:font-style-name="Bold" style:font-family-generic="swiss" style:font-pitch="variable" fo:font-size="16pt" fo:font-weight="bold" style:font-name-asian="Calibri1"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 fo:font-family="'Droid Sans'" style:font-style-name="Bold" style:font-family-generic="swiss" style:font-pitch="variable" fo:font-size="13pt" fo:font-weight="bold"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7</text:page-number><text:s/>of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3T08:00:20.446997167</dc:date>
    <meta:editing-duration>PT47M28S</meta:editing-duration>
    <meta:editing-cycles>21</meta:editing-cycles>
    <meta:generator>LibreOffice/7.0.3.1$Linux_X86_64 LibreOffice_project/00$Build-1</meta:generator>
    <meta:document-statistic meta:table-count="6" meta:image-count="0" meta:object-count="0" meta:page-count="7" meta:paragraph-count="180" meta:word-count="1491" meta:character-count="8549" meta:non-whitespace-character-count="7215"/>
  </office:meta>
</office:document-meta>
</file>